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01pt"/>
    </style:style>
    <style:style style:name="co2" style:family="table-column">
      <style:table-column-properties fo:break-before="auto" style:column-width="129.29pt"/>
    </style:style>
    <style:style style:name="co3" style:family="table-column">
      <style:table-column-properties fo:break-before="auto" style:column-width="134.11pt"/>
    </style:style>
    <style:style style:name="co4" style:family="table-column">
      <style:table-column-properties fo:break-before="auto" style:column-width="126.65pt"/>
    </style:style>
    <style:style style:name="co5" style:family="table-column">
      <style:table-column-properties fo:break-before="auto" style:column-width="67.04pt"/>
    </style:style>
    <style:style style:name="co6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50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24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de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fo:background-color="#fde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10140">
      <style:table-cell-properties fo:border-bottom="0.74pt solid #000000" fo:background-color="#dbe5f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dbe5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de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10140">
      <style:table-cell-properties fo:border-bottom="0.74pt solid #000000" fo:background-color="#dbe5f1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be5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dbe5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be5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be5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b7b7b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d8d8d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dbe5f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dbe5f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Times New Roman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Times New Roman" style:font-style-complex="normal" style:font-style-asian="normal" style:font-weight-complex="bold" style:font-weight-asian="bold" style:font-size-complex="10pt" style:font-size-asian="10pt" style:font-name-complex="Times New Roman" fo:color="#000000" style:text-position="0% 100%" style:text-outline="false" fo:font-style="normal" style:text-line-through-type="none" style:text-underline-style="solid" style:text-underline-width="auto" style:text-underline-color="font-color" fo:font-weight="bold" fo:font-size="10pt" fo:text-shadow="none"/>
    </style:style>
    <style:style style:name="T4" style:family="text">
      <style:text-properties style:font-name="Times New Roman" style:font-style-complex="normal" style:font-style-asian="normal" style:font-size-complex="10pt" style:font-size-asian="10pt" style:font-name-complex="Times New Roman" fo:color="#000000" style:text-position="0% 100%" style:text-outline="false" fo:font-style="normal" style:text-line-through-type="none" style:text-underline-style="solid" style:text-underline-width="auto" style:text-underline-color="font-color" fo:font-size="10pt" fo:text-shadow="none" fo:font-weight="normal" style:font-weight-asian="normal" style:font-weight-complex="normal"/>
    </style:style>
    <style:style style:name="T5" style:family="text">
      <style:text-properties fo:color="#ff0000" style:font-name="Times New Roman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font-name="Times New Roman" style:font-style-complex="normal" style:font-style-asian="normal" style:font-size-complex="10pt" style:font-size-asian="10pt" style:font-name-complex="Times New Roman" fo:color="#000000" style:text-position="0% 100%" style:text-outline="false" fo:font-style="normal" style:text-line-through-type="none" fo:font-size="10pt" fo:text-shadow="none" fo:font-weight="normal" style:text-underline-style="none" style:text-underline-color="font-color" style:font-weight-asian="normal" style:font-weight-complex="normal"/>
    </style:style>
    <style:style style:name="T7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outline="false" style:font-name-complex="Times New Roman" style:text-position="0% 100%" style:font-name="Times New Roman" style:font-style-asian="normal" style:font-weight-complex="bold" style:font-weight-asian="bold" style:font-size-complex="10pt" style:font-size-asian="10pt" style:text-line-through-type="none" style:text-underline-style="solid" style:text-underline-width="auto" style:text-underline-color="font-color" fo:font-weight="bold" fo:font-size="10pt" fo:text-shadow="none" style:font-style-complex="normal" fo:color="#000000" fo:font-style="normal"/>
    </style:style>
    <style:style style:name="T9" style:family="text">
      <style:text-properties style:text-outline="false" style:font-name-complex="Times New Roman" style:text-position="0% 100%" style:font-name="Times New Roman" style:font-style-asian="normal" style:font-size-complex="10pt" style:font-size-asian="10pt" style:text-line-through-type="none" fo:font-size="10pt" fo:text-shadow="none" style:font-style-complex="normal" fo:color="#000000" fo:font-style="normal" style:font-weight-complex="normal" style:text-underline-style="none" style:text-underline-color="font-color" style:font-weight-asian="normal" fo:font-weight="normal"/>
    </style:style>
    <style:style style:name="T10" style:family="text">
      <style:text-properties style:text-outline="false" style:font-name-complex="Times New Roman" style:text-position="0% 100%" style:font-name="Times New Roman" style:font-style-asian="normal" style:text-line-through-type="none" fo:text-shadow="none" style:font-style-complex="normal" fo:color="#000000" fo:font-style="normal" style:font-weight-complex="normal" style:text-underline-style="none" style:text-underline-color="font-color" style:font-weight-asian="normal" fo:font-weight="normal" fo:font-size="9pt" style:font-size-asian="9pt" style:font-size-complex="9pt"/>
    </style:style>
    <style:style style:name="T11" style:family="text">
      <style:text-properties style:text-outline="false" style:font-name-complex="Times New Roman" style:text-position="0% 100%" style:font-name="Times New Roman" style:font-style-asian="normal" style:text-line-through-type="none" fo:text-shadow="none" style:font-style-complex="normal" fo:color="#000000" fo:font-style="normal" style:font-weight-complex="normal" style:text-underline-style="none" style:text-underline-color="font-color" style:font-weight-asian="normal" fo:font-weight="normal" fo:font-size="10pt" style:font-size-asian="10pt" style:font-size-complex="10pt"/>
    </style:style>
    <style:style style:name="T12" style:family="text">
      <style:text-properties fo:color="#ff0000" style:font-name="Times New Roman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fo:color="#000000" style:font-name="Times New Roman" fo:font-size="9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bold" style:font-weight-complex="bold" style:font-style-asian="normal" style:font-style-complex="normal"/>
    </style:style>
    <style:style style:name="T14" style:family="text">
      <style:text-properties fo:color="#000000"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15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color="#000000" style:text-position="0% 100%" style:text-outline="false" fo:font-style="normal" style:text-line-through-type="none" style:text-underline-style="solid" style:text-underline-width="auto" style:text-underline-color="font-color" fo:font-weight="normal" fo:font-size="10pt" fo:text-shadow="none"/>
    </style:style>
    <style:style style:name="T16" style:family="text">
      <style:text-properties style:font-name="Times New Roman" style:font-style-complex="normal" style:font-style-asian="normal" style:font-size-complex="10pt" style:font-size-asian="10pt" style:font-name-complex="Times New Roman" fo:color="#000000" style:text-position="0% 100%" style:text-outline="false" fo:font-style="normal" style:text-line-through-type="none" style:text-underline-style="solid" style:text-underline-width="auto" style:text-underline-color="font-color" fo:font-size="10pt" fo:text-shadow="none" fo:font-weight="bold" style:font-weight-asian="bold" style:font-weight-complex="bold"/>
    </style:style>
    <style:style style:name="T17" style:family="text">
      <style:text-properties style:font-name="Times New Roman" style:text-position="0% 100%" fo:font-size="10pt" fo:font-weight="bold" style:text-underline-style="solid" style:text-underline-width="auto" style:text-underline-color="font-color" style:text-line-through-type="none" fo:font-style="normal" style:text-outline="false" fo:text-shadow="none" fo:color="#000000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style:font-name="Times New Roman" style:text-position="0% 100%" fo:font-size="10pt" fo:font-weight="bold" style:text-line-through-type="none" fo:font-style="normal" style:text-outline="false" fo:text-shadow="none" fo:color="#000000" style:font-name-complex="Times New Roman" style:font-size-asian="10pt" style:font-size-complex="10pt" style:font-weight-asian="bold" style:font-weight-complex="bold" style:font-style-asian="normal" style:font-style-complex="normal" style:text-underline-style="none" style:text-underline-color="font-color"/>
    </style:style>
    <style:style style:name="T19" style:family="text">
      <style:text-properties style:font-name="Times New Roman" style:text-position="0% 100%" fo:font-size="10pt" style:text-line-through-type="none" fo:font-style="normal" style:text-outline="false" fo:text-shadow="none" fo:color="#000000" style:font-name-complex="Times New Roman" style:font-size-asian="10pt" style:font-size-complex="10pt" style:font-style-asian="normal" style:font-style-complex="normal" style:text-underline-style="none" style:text-underline-color="font-color" fo:font-weight="normal" style:font-weight-asian="normal" style:font-weight-complex="normal"/>
    </style:style>
    <style:style style:name="T20" style:family="text">
      <style:text-properties fo:text-shadow="none" style:font-name="Times New Roman" fo:font-size="10pt" fo:font-weight="bold" style:text-underline-style="solid" style:text-underline-width="auto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1" style:family="text">
      <style:text-properties fo:text-shadow="none" style:font-name="Times New Roman" fo:font-size="10pt" style:text-underline-style="solid" style:text-underline-width="auto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22" style:family="text">
      <style:text-properties style:font-name="Times New Roman" fo:color="#000000" style:font-style-asian="normal" style:font-weight-complex="normal" style:font-weight-asian="normal" style:font-size-complex="10pt" style:font-size-asian="10pt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23" style:family="text">
      <style:text-properties style:font-name="Times New Roman" fo:color="#000000" style:font-style-asian="normal" style:font-weight-complex="normal" style:font-weight-asian="normal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9pt" style:font-size-asian="9pt" style:font-size-complex="9pt"/>
    </style:style>
    <style:style style:name="T24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Times New Roman" fo:color="#000000" fo:text-shadow="none" style:text-outline="false" fo:font-style="normal" style:text-line-through-type="none" style:text-underline-style="solid" style:text-underline-width="auto" style:text-underline-color="font-color" fo:font-weight="bold" fo:font-size="10pt" style:font-name="Times New Roman"/>
    </style:style>
    <style:style style:name="T25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Times New Roman" fo:color="#000000" fo:text-shadow="none" style:text-outline="false" fo:font-style="normal" style:text-line-through-type="none" fo:font-weight="bold" fo:font-size="10pt" style:font-name="Times New Roman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1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cificon 2025 Forums <text:s/>*Subject to change!!! (Updated 10-8-2025 9:00pm pdt)</text:p>
          </table:table-cell>
          <table:covered-table-cell table:number-columns-repeated="3" table:style-name="ce12"/>
          <table:covered-table-cell table:style-name="ce52"/>
          <table:table-cell table:style-name="ce64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Friday - OCTOBER 10, 2025</text:p>
          </table:table-cell>
          <table:covered-table-cell table:number-columns-repeated="3" table:style-name="ce12"/>
          <table:covered-table-cell table:style-name="ce52"/>
          <table:table-cell table:number-columns-repeated="1019"/>
        </table:table-row>
        <table:table-row table:style-name="ro1">
          <table:table-cell table:style-name="ce3"/>
          <table:table-cell table:style-name="ce13" office:value-type="string" calcext:value-type="string">
            <text:p>Contra Costa</text:p>
            <text:p> Salon 2 (75)</text:p>
          </table:table-cell>
          <table:table-cell table:style-name="ce13" office:value-type="string" calcext:value-type="string">
            <text:p>Bishop Ranch Ballroom</text:p>
            <text:p>Salon E (300)</text:p>
          </table:table-cell>
          <table:table-cell table:style-name="ce13" office:value-type="string" calcext:value-type="string">
            <text:p>Bishop Ranch Ballroom</text:p>
            <text:p>Salons G/H (124)</text:p>
          </table:table-cell>
          <table:table-cell table:style-name="ce53" office:value-type="string" calcext:value-type="string">
            <text:p>Pleasanton / Danville (100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09:00 am - 05:00 pm</text:p>
          </table:table-cell>
          <table:table-cell table:style-name="ce14"/>
          <table:table-cell table:style-name="ce27" office:value-type="string" calcext:value-type="string">
            <text:p><text:a xlink:href="https://www.pacificon.org/education/antenna-seminar" xlink:type="simple">Antenna Seminar</text:a>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SATURDAY - OCTOBER 11, 2025</text:p>
          </table:table-cell>
          <table:covered-table-cell table:number-columns-repeated="3" table:style-name="ce16"/>
          <table:covered-table-cell table:style-name="ce54"/>
          <table:table-cell table:number-columns-repeated="1019"/>
        </table:table-row>
        <table:table-row table:style-name="ro1">
          <table:table-cell table:style-name="ce7"/>
          <table:table-cell table:style-name="ce17" office:value-type="string" calcext:value-type="string">
            <text:p>Contra Costa</text:p>
            <text:p> Salon 2 (75)</text:p>
          </table:table-cell>
          <table:table-cell table:style-name="ce17" office:value-type="string" calcext:value-type="string">
            <text:p>Bishop Ranch Ballroom</text:p>
            <text:p>Salon E (300)</text:p>
          </table:table-cell>
          <table:table-cell table:style-name="ce17" office:value-type="string" calcext:value-type="string">
            <text:p>Bishop Ranch Ballroom</text:p>
            <text:p>Salons G/H (124)</text:p>
          </table:table-cell>
          <table:table-cell table:style-name="ce55" office:value-type="string" calcext:value-type="string">
            <text:p>Pleasanton / Danville (100)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07:00 am - 07:50 am</text:p>
          </table:table-cell>
          <table:table-cell table:style-name="ce14"/>
          <table:table-cell table:style-name="ce19" office:value-type="string" calcext:value-type="string">
            <text:p>Breakfast with</text:p>
            <text:p>Gordo, WB6NOA</text:p>
          </table:table-cell>
          <table:table-cell table:style-name="ce39"/>
          <table:table-cell table:style-name="ce56"/>
          <table:table-cell table:number-columns-repeated="1019"/>
        </table:table-row>
        <table:table-row table:style-name="ro1">
          <table:table-cell table:style-name="ce9" office:value-type="string" calcext:value-type="string">
            <text:p>07:50 am - 08:00 am</text:p>
          </table:table-cell>
          <table:table-cell table:number-columns-repeated="2" table:style-name="ce18" office:value-type="string" calcext:value-type="string">
            <text:p>Break</text:p>
          </table:table-cell>
          <table:table-cell table:style-name="ce40" office:value-type="string" calcext:value-type="string">
            <text:p>Break</text:p>
          </table:table-cell>
          <table:table-cell table:style-name="ce57" office:value-type="string" calcext:value-type="string">
            <text:p>Break</text:p>
          </table:table-cell>
          <table:table-cell table:number-columns-repeated="1019"/>
        </table:table-row>
        <table:table-row table:style-name="ro3">
          <table:table-cell table:style-name="ce8" office:value-type="string" calcext:value-type="string">
            <text:p>08:00 am - 08:50 am</text:p>
          </table:table-cell>
          <table:table-cell table:style-name="ce19" office:value-type="string" calcext:value-type="string">
            <text:p><text:span text:style-name="T1">Mooneer Salem, K6AQ </text:span></text:p>
            <text:p><text:span text:style-name="T2">Getting Started With FreeDV digital voice </text:span></text:p>
          </table:table-cell>
          <table:table-cell table:style-name="ce28" office:value-type="string" calcext:value-type="string">
            <text:p><text:span text:style-name="T8">Gordon West, WB6NOA</text:span><text:span text:style-name="T9"> </text:span><text:span text:style-name="T10">NATIONAL INSTRUCTOR, Trainer </text:span><text:span text:style-name="T11">"Ham Instructor Academy"</text:span></text:p>
          </table:table-cell>
          <table:table-cell table:style-name="ce28" office:value-type="string" calcext:value-type="string">
            <text:p><text:span text:style-name="T1">Martin Rothfield, W6MRR &amp; Kazu Terasaki, AG6NS</text:span></text:p>
            <text:p><text:span text:style-name="T7">Amateur Radio Ballooning in the Bay Area</text:span></text:p>
          </table:table-cell>
          <table:table-cell table:style-name="ce58" office:value-type="string" calcext:value-type="string">
            <text:p><text:span text:style-name="T1">Don Minkoff, NK6A</text:span></text:p>
            <text:p><text:span text:style-name="T7">Working DX.  DXCC is easy</text:span>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style-name="ce9" office:value-type="string" calcext:value-type="string">
            <text:p>08:50 am - 09:00 am</text:p>
          </table:table-cell>
          <table:table-cell table:number-columns-repeated="2" table:style-name="ce18" office:value-type="string" calcext:value-type="string">
            <text:p>Break</text:p>
          </table:table-cell>
          <table:table-cell table:style-name="ce41" office:value-type="string" calcext:value-type="string">
            <text:p>Break</text:p>
          </table:table-cell>
          <table:table-cell table:style-name="ce59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09:00 am - 09:50 am</text:p>
          </table:table-cell>
          <table:table-cell table:style-name="ce19" office:value-type="string" calcext:value-type="string">
            <text:p><text:span text:style-name="T3">David Rowe, VK5DGR</text:span><text:span text:style-name="T4"> </text:span></text:p>
            <text:p><text:span text:style-name="T2">RADE - Machine Learning for Speech over HF Radio</text:span></text:p>
          </table:table-cell>
          <table:table-cell table:style-name="ce19" office:value-type="string" calcext:value-type="string">
            <text:p><text:span text:style-name="T5">Don Jones, 7Q6M (K6ZO)</text:span></text:p>
            <text:p><text:span text:style-name="T12">Building an amateur radio community Malawi &amp; Comoros, Africa from the ground up</text:span></text:p>
          </table:table-cell>
          <table:table-cell table:style-name="ce42" office:value-type="string" calcext:value-type="string">
            <text:p><text:span text:style-name="T1">Dan Koellen, AI6XG</text:span></text:p>
            <text:p><text:span text:style-name="T7">CW Tube Transmitter for SOTA, A Project for the Decades</text:span></text:p>
          </table:table-cell>
          <table:table-cell table:style-name="ce58" office:value-type="string" calcext:value-type="string">
            <text:p><text:span text:style-name="T24">John Sutter, K6JDS</text:span><text:span text:style-name="T25"> </text:span></text:p>
            <text:p><text:span text:style-name="T7">Adapting the Pico Receiver to a club project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09:50 am - 10:00 am</text:p>
          </table:table-cell>
          <table:table-cell table:style-name="ce18" office:value-type="string" calcext:value-type="string">
            <text:p>Break</text:p>
          </table:table-cell>
          <table:table-cell table:style-name="ce29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style-name="ce59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0:00 am - 10:50 am</text:p>
          </table:table-cell>
          <table:table-cell table:style-name="ce19" office:value-type="string" calcext:value-type="string">
            <text:p><text:span text:style-name="T1">Darryl Paule, KI6MSP </text:span></text:p>
            <text:p><text:span text:style-name="T2">Scouting Venture Crew 73... Radio &amp; electronics Merit badges and STEM</text:span></text:p>
          </table:table-cell>
          <table:table-cell table:style-name="ce30" office:value-type="string" calcext:value-type="string">
            <text:p><text:span text:style-name="T13">Eric Swartz, WA6HHQ</text:span></text:p>
            <text:p><text:span text:style-name="T14">Elecraft K4 updates</text:span></text:p>
            <text:p><text:span text:style-name="T14">along with Q&amp;A</text:span></text:p>
          </table:table-cell>
          <table:table-cell table:style-name="ce42" office:value-type="string" calcext:value-type="string">
            <text:p><text:span text:style-name="T17">Curt Kolovson, W6RQ</text:span><text:span text:style-name="T18">  </text:span><text:span text:style-name="T19">SKYWARN volunteer program by National Weather Service</text:span></text:p>
          </table:table-cell>
          <table:table-cell table:style-name="ce60" office:value-type="string" calcext:value-type="string">
            <text:p><text:span text:style-name="T3">Chuck Adams, AA7FO </text:span><text:span text:style-name="T4">Construction Techniques for Homebrew Projects for Hams.  Why?  How?  Sources?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10:50 am - 11:00 am</text:p>
          </table:table-cell>
          <table:table-cell table:style-name="ce18" office:value-type="string" calcext:value-type="string">
            <text:p>Break</text:p>
          </table:table-cell>
          <table:table-cell table:style-name="ce29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style-name="ce59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1:00 am - 11:50 am</text:p>
          </table:table-cell>
          <table:table-cell table:style-name="ce20" office:value-type="string" calcext:value-type="string">
            <text:p><text:span text:style-name="T3">Brian Mathews, AB6D</text:span><text:span text:style-name="T4"> </text:span></text:p>
            <text:p><text:span text:style-name="T2">SOTA &amp; POTA: A Next-Gen Toolkit</text:span></text:p>
          </table:table-cell>
          <table:table-cell table:style-name="ce31" office:value-type="string" calcext:value-type="string">
            <text:p><text:span text:style-name="T1">Mark Aaker, K6UFO</text:span></text:p>
            <text:p><text:span text:style-name="T7">Remote Operation of your Radio Station </text:span></text:p>
          </table:table-cell>
          <table:table-cell table:style-name="ce43" office:value-type="string" calcext:value-type="string">
            <text:p><text:span text:style-name="T1">Orv Beach, W6BI </text:span></text:p>
            <text:p><text:span text:style-name="T7">An Overview of AREDN </text:span></text:p>
            <text:p><text:span text:style-name="T7">Networking Software</text:span></text:p>
          </table:table-cell>
          <table:table-cell table:style-name="ce42" office:value-type="string" calcext:value-type="string">
            <text:p><text:span text:style-name="T24">Yin Shih, N9YS</text:span><text:span text:style-name="T25"> </text:span></text:p>
            <text:p><text:span text:style-name="T7">The Pacificon 40 radio, an update to a Qrp Classic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11:50 am - 1:00 pm</text:p>
          </table:table-cell>
          <table:table-cell table:style-name="ce18" office:value-type="string" calcext:value-type="string">
            <text:p>Lunch BreakBreak</text:p>
          </table:table-cell>
          <table:table-cell table:number-columns-repeated="3" table:style-name="ce18" office:value-type="string" calcext:value-type="string">
            <text:p>Lunch 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:00 pm - 1:50 pm</text:p>
          </table:table-cell>
          <table:table-cell table:style-name="ce21" office:value-type="string" calcext:value-type="string">
            <text:p><text:span text:style-name="T1">Jim Aspinwall, NO1PC</text:span></text:p>
            <text:p><text:span text:style-name="T5">David Witkowski, W6DTW</text:span></text:p>
            <text:p><text:span text:style-name="T2">Ham Radio 101a</text:span></text:p>
            <text:p><text:span text:style-name="T2">New Technician</text:span></text:p>
          </table:table-cell>
          <table:table-cell table:style-name="ce19" office:value-type="string" calcext:value-type="string">
            <text:p><text:span text:style-name="T1">Jim Mclaughlin, KI6ZUM</text:span></text:p>
            <text:p><text:span text:style-name="T2">Multimode Digital Voice Modem </text:span></text:p>
            <text:p><text:span text:style-name="T2">(MMDVM) 10th Anniversary update</text:span></text:p>
          </table:table-cell>
          <table:table-cell table:style-name="ce19" office:value-type="string" calcext:value-type="string">
            <text:p><text:span text:style-name="T20">Tim Wilkinson, KN6PLV</text:span><text:span text:style-name="T21"> AREDN Networking in 2025</text:span></text:p>
          </table:table-cell>
          <table:table-cell table:style-name="ce31" office:value-type="string" calcext:value-type="string">
            <text:p><text:span text:style-name="T3">Carol Milazzo, KP4MD</text:span><text:span text:style-name="T6"> Upgrading the Tuna Tin S,  A Synthesized Multi-band Transmitter 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1:50 pm - 2:00 pm</text:p>
          </table:table-cell>
          <table:table-cell table:number-columns-repeated="4" table:style-name="ce18" office:value-type="string" calcext:value-type="string">
            <text:p>Break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2:00 pm - 2:50 pm</text:p>
          </table:table-cell>
          <table:table-cell table:style-name="ce19" office:value-type="string" calcext:value-type="string">
            <text:p><text:span text:style-name="T1">Jim Aspinwall, NO1PC</text:span></text:p>
            <text:p><text:span text:style-name="T5">David Witkowski, W6DTW</text:span></text:p>
            <text:p><text:span text:style-name="T2">Ham Radio 101b</text:span></text:p>
            <text:p><text:span text:style-name="T2">Intro to Digital Voice</text:span></text:p>
          </table:table-cell>
          <table:table-cell table:style-name="ce19" office:value-type="string" calcext:value-type="string">
            <text:p><text:span text:style-name="T3">Deborah Johnson, WB6LVC </text:span><text:span text:style-name="T4">YLRL Forum (part1)</text:span></text:p>
          </table:table-cell>
          <table:table-cell table:style-name="ce44" office:value-type="string" calcext:value-type="string">
            <text:p><text:span text:style-name="T1">Brian Tanner, AG6GX</text:span></text:p>
            <text:p><text:span text:style-name="T2">Mentoring for fun in Public Service or Ares\Races activities</text:span></text:p>
          </table:table-cell>
          <table:table-cell table:style-name="ce60" office:value-type="string" calcext:value-type="string">
            <text:p><text:span text:style-name="T1">Joe Eisenberg,  K0NEB </text:span></text:p>
            <text:p><text:span text:style-name="T2">Kit Building Techniques for Success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2:50 pm - 3:00 pm</text:p>
          </table:table-cell>
          <table:table-cell table:number-columns-repeated="4" table:style-name="ce18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3:00 pm - 3:50 pm</text:p>
          </table:table-cell>
          <table:table-cell table:style-name="ce19" office:value-type="string" calcext:value-type="string">
            <text:p><text:span text:style-name="T1">Jim Aspinwall, NO1PC</text:span></text:p>
            <text:p><text:span text:style-name="T5">David Witkowski, W6DTW</text:span></text:p>
            <text:p><text:span text:style-name="T2">Ham Radio 201a</text:span></text:p>
            <text:p><text:span text:style-name="T2">HF Gear &amp; Operating</text:span></text:p>
          </table:table-cell>
          <table:table-cell table:style-name="ce19" office:value-type="string" calcext:value-type="string">
            <text:p><text:span text:style-name="T3">Deborah Johnson, WB6LVC </text:span><text:span text:style-name="T4">YLRL Forum (part2)</text:span></text:p>
          </table:table-cell>
          <table:table-cell table:style-name="ce19" office:value-type="string" calcext:value-type="string">
            <text:p><text:span text:style-name="T1">Bruce Perens, K6BP</text:span></text:p>
            <text:p><text:span text:style-name="T2">Building a Ham Shack In Your RV</text:span></text:p>
          </table:table-cell>
          <table:table-cell table:style-name="ce60" office:value-type="string" calcext:value-type="string">
            <text:p><text:span text:style-name="T3">Hiroki Kato, AH6CY </text:span><text:span text:style-name="T4">Homebrewing Portable HF Antennas 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3:50 pm - 4:00 pm</text:p>
          </table:table-cell>
          <table:table-cell table:number-columns-repeated="4" table:style-name="ce18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4:00 pm - 4:50 pm</text:p>
          </table:table-cell>
          <table:table-cell table:style-name="ce20" office:value-type="string" calcext:value-type="string">
            <text:p><text:span text:style-name="T1">Jim Aspinwall, NO1PC</text:span></text:p>
            <text:p><text:span text:style-name="T5">David Witkowski, W6DTW</text:span></text:p>
            <text:p><text:span text:style-name="T2">Ham Radio 201b</text:span></text:p>
            <text:p><text:span text:style-name="T2">HF Antennas</text:span></text:p>
          </table:table-cell>
          <table:table-cell table:style-name="ce32" office:value-type="string" calcext:value-type="string">
            <text:p><text:span text:style-name="T1">Steve Stroh, N8GNJ </text:span></text:p>
            <text:p><text:span text:style-name="T2">MORE Technological Innovation in Amateur Radio</text:span></text:p>
          </table:table-cell>
          <table:table-cell table:style-name="ce45" office:value-type="string" calcext:value-type="string">
            <text:p><text:span text:style-name="T1">Greg Waters, KJ6OUI</text:span></text:p>
            <text:p><text:span text:style-name="T1">Daniel Goldstein, KJ6KEU</text:span></text:p>
            <text:p><text:span text:style-name="T22"> </text:span><text:span text:style-name="T23">Multi-County Aux Communication </text:span></text:p>
            <text:p><text:span text:style-name="T14">Functional Exercise panel discussion</text:span></text:p>
          </table:table-cell>
          <table:table-cell table:style-name="ce61" office:value-type="string" calcext:value-type="string">
            <text:p><text:span text:style-name="T3">Christian Claborne, N1CLC</text:span><text:span text:style-name="T4"> Summits On The Air - The What &amp; How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4:50 pm - 5:00 pm</text:p>
          </table:table-cell>
          <table:table-cell table:number-columns-repeated="3" table:style-name="ce18" office:value-type="string" calcext:value-type="string">
            <text:p>Break</text:p>
          </table:table-cell>
          <table:table-cell table:style-name="ce59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22" table:number-columns-repeated="2"/>
          <table:table-cell table:style-name="ce46"/>
          <table:table-cell table:style-name="ce22"/>
          <table:table-cell table:number-columns-repeated="1019"/>
        </table:table-row>
        <table:table-row table:style-name="ro1">
          <table:table-cell table:style-name="ce11"/>
          <table:table-cell table:style-name="ce23"/>
          <table:table-cell table:style-name="ce15"/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SUNDAY - OCTOBER 12, 2025</text:p>
          </table:table-cell>
          <table:covered-table-cell table:number-columns-repeated="3" table:style-name="ce16"/>
          <table:covered-table-cell table:style-name="ce54"/>
          <table:table-cell table:number-columns-repeated="1019"/>
        </table:table-row>
        <table:table-row table:style-name="ro1">
          <table:table-cell table:style-name="ce7"/>
          <table:table-cell table:style-name="ce17" office:value-type="string" calcext:value-type="string">
            <text:p>Contra Costa</text:p>
            <text:p> Salon 2</text:p>
          </table:table-cell>
          <table:table-cell table:style-name="ce17" office:value-type="string" calcext:value-type="string" table:number-columns-spanned="2" table:number-rows-spanned="1">
            <text:p>Bishop Ranch Ballroom</text:p>
            <text:p>Salon E,F,G,H</text:p>
          </table:table-cell>
          <table:covered-table-cell table:style-name="ce47"/>
          <table:table-cell table:style-name="ce55" office:value-type="string" calcext:value-type="string">
            <text:p>Pleasanton / Danville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09:00 am - 09:50 am</text:p>
          </table:table-cell>
          <table:table-cell table:style-name="ce24"/>
          <table:table-cell table:style-name="ce33" table:number-columns-spanned="2" table:number-rows-spanned="1"/>
          <table:covered-table-cell table:style-name="ce48"/>
          <table:table-cell table:style-name="ce24"/>
          <table:table-cell table:number-columns-repeated="1019"/>
        </table:table-row>
        <table:table-row table:style-name="ro1">
          <table:table-cell table:style-name="ce9" office:value-type="string" calcext:value-type="string">
            <text:p>09:50 am - 10:00 am</text:p>
          </table:table-cell>
          <table:table-cell table:style-name="ce18" office:value-type="string" calcext:value-type="string">
            <text:p>Break</text:p>
          </table:table-cell>
          <table:table-cell table:style-name="ce18" office:value-type="string" calcext:value-type="string" table:number-columns-spanned="2" table:number-rows-spanned="1">
            <text:p>Break</text:p>
          </table:table-cell>
          <table:covered-table-cell table:style-name="ce49"/>
          <table:table-cell table:style-name="ce18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0:00 am - 10:50 am</text:p>
          </table:table-cell>
          <table:table-cell table:style-name="ce25" office:value-type="string" calcext:value-type="string">
            <text:p><text:span text:style-name="T3">Justin Giorgi, AI6YM</text:span><text:span text:style-name="T6"> </text:span></text:p>
            <text:p><text:span text:style-name="T7">You Should Build a Bad Radio</text:span></text:p>
            <text:p><text:span text:style-name="T7"/></text:p>
          </table:table-cell>
          <table:table-cell table:style-name="ce34" office:value-type="string" calcext:value-type="string" table:number-columns-spanned="2" table:number-rows-spanned="1">
            <text:p><text:span text:style-name="T5">Erik Gross, KM6EOP</text:span></text:p>
            <text:p><text:span text:style-name="T12">How AI is revolutionizing radio</text:span></text:p>
            <text:p><text:span text:style-name="T12">from a Google Researcher</text:span></text:p>
          </table:table-cell>
          <table:covered-table-cell table:style-name="ce48"/>
          <table:table-cell table:style-name="ce62" office:value-type="string" calcext:value-type="string">
            <text:p><text:span text:style-name="T1">Joel Wilhite, KD6W</text:span></text:p>
            <text:p><text:span text:style-name="T7">Getting on the Microwave Bands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10:50 am - 11:00 am</text:p>
          </table:table-cell>
          <table:table-cell table:style-name="ce18" office:value-type="string" calcext:value-type="string">
            <text:p>Break</text:p>
          </table:table-cell>
          <table:table-cell table:style-name="ce18" office:value-type="string" calcext:value-type="string" table:number-columns-spanned="2" table:number-rows-spanned="1">
            <text:p>Break</text:p>
          </table:table-cell>
          <table:covered-table-cell table:style-name="ce49"/>
          <table:table-cell table:style-name="ce59" office:value-type="string" calcext:value-type="string">
            <text:p>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1:00 am - 11:50 am</text:p>
          </table:table-cell>
          <table:table-cell table:style-name="ce26" office:value-type="string" calcext:value-type="string">
            <text:p><text:span text:style-name="T3">Joan Acquistapace, KO6ATP</text:span><text:span text:style-name="T6"> Responding to an accident on the route as a SAG</text:span></text:p>
          </table:table-cell>
          <table:table-cell table:style-name="ce35" office:value-type="string" calcext:value-type="string" table:number-columns-spanned="2" table:number-rows-spanned="1">
            <text:p><text:span text:style-name="T15">B</text:span><text:span text:style-name="T16">enjamin Faershtein, KO6CNT</text:span></text:p>
            <text:p><text:span text:style-name="T7">Meshtastic (wireless off-grid mesh networking) is Hamtastic</text:span></text:p>
          </table:table-cell>
          <table:covered-table-cell table:style-name="ce47"/>
          <table:table-cell table:style-name="ce63" office:value-type="string" calcext:value-type="string">
            <text:p><text:span text:style-name="T1">Greg Albrecht, W2GMD </text:span></text:p>
            <text:p><text:span text:style-name="T7">Team Awareness Kit (TAK) for Amateur Radio</text:span>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11:50 am - 1:00 pm</text:p>
          </table:table-cell>
          <table:table-cell table:style-name="ce18" office:value-type="string" calcext:value-type="string">
            <text:p>Lunch Break</text:p>
          </table:table-cell>
          <table:table-cell table:style-name="ce18" office:value-type="string" calcext:value-type="string" table:number-columns-spanned="2" table:number-rows-spanned="1">
            <text:p>Lunch Break</text:p>
          </table:table-cell>
          <table:covered-table-cell table:style-name="ce49"/>
          <table:table-cell table:style-name="ce59" office:value-type="string" calcext:value-type="string">
            <text:p>Lunch Break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1:00 pm - 1:50 pm</text:p>
          </table:table-cell>
          <table:table-cell table:style-name="ce24"/>
          <table:table-cell table:style-name="ce36" office:value-type="string" calcext:value-type="string" table:number-columns-spanned="2" table:number-rows-spanned="3">
            <text:p><text:span text:style-name="T1">ARRL Forum</text:span></text:p>
            <text:p><text:span text:style-name="T7">Hosted by</text:span></text:p>
            <text:p><text:span text:style-name="T7">John Litz, NZ6Q</text:span></text:p>
            <text:p><text:span text:style-name="T7">ARRL Pacific Division Director</text:span></text:p>
          </table:table-cell>
          <table:covered-table-cell table:style-name="ce50"/>
          <table:table-cell table:style-name="ce24"/>
          <table:table-cell table:number-columns-repeated="1019"/>
        </table:table-row>
        <table:table-row table:style-name="ro1">
          <table:table-cell table:style-name="ce9" office:value-type="string" calcext:value-type="string">
            <text:p>1:50 pm - 2:00 pm</text:p>
          </table:table-cell>
          <table:table-cell table:style-name="ce24"/>
          <table:covered-table-cell table:style-name="ce37"/>
          <table:covered-table-cell table:style-name="ce48"/>
          <table:table-cell table:style-name="ce24"/>
          <table:table-cell table:number-columns-repeated="1019"/>
        </table:table-row>
        <table:table-row table:style-name="ro5">
          <table:table-cell table:style-name="ce4" office:value-type="string" calcext:value-type="string">
            <text:p>2:00 pm - 2:50 pm</text:p>
          </table:table-cell>
          <table:table-cell table:style-name="ce24"/>
          <table:covered-table-cell table:style-name="ce38"/>
          <table:covered-table-cell table:style-name="ce51"/>
          <table:table-cell table:style-name="ce24"/>
          <table:table-cell table:number-columns-repeated="1019"/>
        </table:table-row>
        <table:table-row table:style-name="ro1" table:number-rows-repeated="964">
          <table:table-cell table:number-columns-repeated="1024"/>
        </table:table-row>
        <table:table-row table:style-name="ro6" table:number-rows-repeated="1047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9" meta:object-count="0"/>
    <meta:generator>LibreOfficeDev/6.0.5.2$Linux_X86_64 LibreOffice_project/</meta:generator>
  </office:meta>
</office:document-meta>
</file>